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2.667cm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cm" fo:min-width="1.1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6.19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9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9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0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69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47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55cm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.008cm" fo:min-width="1.296cm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26cm" fo:min-width="5.43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735cm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89cm" fo:min-width="0.8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35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891cm" fo:min-width="2.789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13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871cm" fo:min-width="0.78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2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74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CF_20_Only_20_One" draw:fill="none" draw:textarea-vertical-align="middle" loext:decorative="false"/>
    </style:style>
    <style:style style:name="gr33" style:family="graphic" style:parent-style-name="objectwithoutfill">
      <style:graphic-properties svg:stroke-color="#000000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52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7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79cm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34cm" fo:min-width="2.494cm" loext:decorative="false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09cm" fo:min-width="6.196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09cm" fo:min-width="1.644cm" loext:decorative="false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46cm" fo:min-width="1.032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7cm" fo:min-width="5.397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69cm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2.522cm" fo:min-width="0.502cm" loext:decorative="false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61cm" fo:min-width="2.941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49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8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2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6cm" fo:min-width="0.861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 loext:decorative="false"/>
      <style:paragraph-properties style:writing-mode="lr-tb"/>
    </style:style>
    <style:style style:name="gr55" style:family="graphic" style:parent-style-name="objectwithoutfill">
      <style:graphic-properties svg:stroke-color="#000000" draw:marker-start="CF_20_Only_20_One" draw:marker-end="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CF_20_Many_20_One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CF_20_Only_20_One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5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" draw:marker-end="Стили_20_стрелок_20_2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letter-kerning="true" style:font-name-asian="Microsoft YaHei" style:font-size-asian="14pt" style:font-name-complex="Lucida Sans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167cm" svg:height="9.2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cm" svg:height="9.25cm" svg:x="2.06cm" svg:y="3.7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6.69cm" svg:height="1.25cm" svg:x="2.06cm" svg:y="2.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18cm" svg:height="1.042cm" svg:x="3.45cm" svg:y="2.5cm">
            <draw:text-box>
              <text:p text:style-name="P2"><text:span text:style-name="T1">User</text:span></text:p>
            </draw:text-box>
          </draw:frame>
        </draw:g>
        <draw:frame draw:style-name="gr6" draw:text-style-name="P4" draw:layer="layout" svg:width="2.649cm" svg:height="0.547cm" svg:x="3.449cm" svg:y="4.063cm">
          <draw:text-box>
            <text:p text:style-name="P2"><text:span text:style-name="T2">user_id</text:span></text:p>
          </draw:text-box>
        </draw:frame>
        <draw:frame draw:style-name="gr7" draw:text-style-name="P5" draw:layer="layout" svg:width="1.25cm" svg:height="0.949cm" svg:x="7.235cm" svg:y="3.787cm">
          <draw:text-box>
            <text:p text:style-name="P2"><text:span text:style-name="T3">int</text:span></text:p>
          </draw:text-box>
        </draw:frame>
        <draw:frame draw:style-name="gr8" draw:text-style-name="P5" draw:layer="layout" svg:width="1.349cm" svg:height="0.547cm" svg:x="2.401cm" svg:y="4cm">
          <draw:text-box>
            <text:p text:style-name="P2"><text:span text:style-name="T2">PK</text:span></text:p>
          </draw:text-box>
        </draw:frame>
        <draw:frame draw:style-name="gr9" draw:text-style-name="P6" draw:layer="layout" svg:width="2.814cm" svg:height="0.806cm" svg:x="3.772cm" svg:y="4.75cm">
          <draw:text-box>
            <text:p text:style-name="P2"><text:span text:style-name="T4">first_name</text:span></text:p>
          </draw:text-box>
        </draw:frame>
        <draw:frame draw:style-name="gr10" draw:text-style-name="P6" draw:layer="layout" svg:width="1.245cm" svg:height="0.797cm" svg:x="7.256cm" svg:y="4.806cm">
          <draw:text-box>
            <text:p text:style-name="P2"><text:span text:style-name="T4">text</text:span></text:p>
          </draw:text-box>
        </draw:frame>
        <draw:frame draw:style-name="gr11" draw:text-style-name="P7" draw:layer="layout" svg:width="2.51cm" svg:height="0.797cm" svg:x="3.795cm" svg:y="5.775cm">
          <draw:text-box>
            <text:p text:style-name="P2"><text:span text:style-name="T4">last_name</text:span></text:p>
          </draw:text-box>
        </draw:frame>
        <draw:frame draw:style-name="gr10" draw:text-style-name="P6" draw:layer="layout" svg:width="1.245cm" svg:height="0.797cm" svg:x="7.18cm" svg:y="5.756cm">
          <draw:text-box>
            <text:p><text:span text:style-name="T4">text</text:span></text:p>
          </draw:text-box>
        </draw:frame>
        <draw:frame draw:style-name="gr12" draw:text-style-name="P6" draw:layer="layout" svg:width="3.198cm" svg:height="0.797cm" svg:x="3.75cm" svg:y="6.775cm">
          <draw:text-box>
            <text:p text:style-name="P2"><text:span text:style-name="T4">middle_name</text:span></text:p>
          </draw:text-box>
        </draw:frame>
        <draw:frame draw:style-name="gr10" draw:text-style-name="P6" draw:layer="layout" svg:width="1.245cm" svg:height="0.797cm" svg:x="7.319cm" svg:y="6.845cm">
          <draw:text-box>
            <text:p text:style-name="P2"><text:span text:style-name="T4">text</text:span></text:p>
          </draw:text-box>
        </draw:frame>
        <draw:frame draw:style-name="gr13" draw:text-style-name="P4" draw:layer="layout" svg:width="3.383cm" svg:height="1.199cm" svg:x="3.78cm" svg:y="7.521cm">
          <draw:text-box>
            <text:p text:style-name="P2"><text:span text:style-name="T4">number phone</text:span></text:p>
          </draw:text-box>
        </draw:frame>
        <draw:frame draw:style-name="gr14" draw:text-style-name="P8" draw:layer="layout" svg:width="0.949cm" svg:height="0.84cm" svg:x="7.371cm" svg:y="7.804cm">
          <draw:text-box>
            <text:p text:style-name="P2"><text:span text:style-name="T5">int</text:span></text:p>
          </draw:text-box>
        </draw:frame>
        <draw:frame draw:style-name="gr15" draw:text-style-name="P9" draw:layer="layout" svg:width="2.32cm" svg:height="0.547cm" svg:x="4cm" svg:y="10.703cm">
          <draw:text-box>
            <text:p text:style-name="P2"><text:span text:style-name="T2">icon</text:span></text:p>
          </draw:text-box>
        </draw:frame>
        <draw:frame draw:style-name="gr16" draw:text-style-name="P6" draw:layer="layout" svg:width="1.255cm" svg:height="0.721cm" svg:x="7.245cm" svg:y="10.75cm">
          <draw:text-box>
            <text:p text:style-name="P2"><text:span text:style-name="T6">blob</text:span></text:p>
          </draw:text-box>
        </draw:frame>
        <draw:custom-shape draw:style-name="gr17" draw:text-style-name="P1" draw:layer="layout" svg:width="1.796cm" svg:height="9.258cm" svg:x="6.954cm" svg:y="3.7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34cm" svg:height="1.076cm" svg:x="11.207cm" svg:y="2.533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235cm" svg:height="0.797cm" svg:x="13.041cm" svg:y="2.684cm">
          <draw:text-box>
            <text:p><text:span text:style-name="T4">Message</text:span></text:p>
          </draw:text-box>
        </draw:frame>
        <draw:custom-shape draw:style-name="gr20" draw:text-style-name="P1" draw:layer="layout" svg:width="1.36cm" svg:height="6.14cm" svg:x="11.226cm" svg:y="3.6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135cm" svg:height="0.797cm" svg:x="11.416cm" svg:y="3.817cm">
          <draw:text-box>
            <text:p><text:span text:style-name="T4">PK</text:span></text:p>
          </draw:text-box>
        </draw:frame>
        <draw:custom-shape draw:style-name="gr22" draw:text-style-name="P1" draw:layer="layout" svg:width="3.289cm" svg:height="6.141cm" svg:x="12.605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2.813cm" svg:height="0.797cm" svg:x="12.757cm" svg:y="3.951cm">
          <draw:text-box>
            <text:p><text:span text:style-name="T4">message_id</text:span></text:p>
          </draw:text-box>
        </draw:frame>
        <draw:custom-shape draw:style-name="gr24" draw:text-style-name="P1" draw:layer="layout" svg:width="1.285cm" svg:height="6.121cm" svg:x="15.875cm" svg:y="3.629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2.4cm" svg:height="0.797cm" svg:x="12.775cm" svg:y="4.743cm">
          <draw:text-box>
            <text:p><text:span text:style-name="T4">text_field</text:span></text:p>
          </draw:text-box>
        </draw:frame>
        <draw:frame draw:style-name="gr26" draw:text-style-name="P6" draw:layer="layout" svg:width="1.822cm" svg:height="0.797cm" svg:x="1.928cm" svg:y="6.953cm">
          <draw:text-box>
            <text:p><text:span text:style-name="T4">NULL</text:span></text:p>
          </draw:text-box>
        </draw:frame>
        <draw:frame draw:style-name="gr26" draw:text-style-name="P6" draw:layer="layout" svg:width="1.822cm" svg:height="0.797cm" svg:x="1.928cm" svg:y="10.75cm">
          <draw:text-box>
            <text:p><text:span text:style-name="T4">NULL</text:span></text:p>
          </draw:text-box>
        </draw:frame>
        <draw:frame draw:style-name="gr27" draw:text-style-name="P6" draw:layer="layout" svg:width="3.118cm" svg:height="0.806cm" svg:x="3.882cm" svg:y="9.694cm">
          <draw:text-box>
            <text:p><text:span text:style-name="T4">path to icon</text:span></text:p>
          </draw:text-box>
        </draw:frame>
        <draw:frame draw:style-name="gr26" draw:text-style-name="P6" draw:layer="layout" svg:width="1.822cm" svg:height="0.797cm" svg:x="1.928cm" svg:y="9.703cm">
          <draw:text-box>
            <text:p><text:span text:style-name="T4">NULL</text:span></text:p>
          </draw:text-box>
        </draw:frame>
        <draw:frame draw:style-name="gr28" draw:text-style-name="P6" draw:layer="layout" svg:width="1.245cm" svg:height="0.858cm" svg:x="7.25cm" svg:y="9.892cm">
          <draw:text-box>
            <text:p><text:span text:style-name="T4">text</text:span></text:p>
          </draw:text-box>
        </draw:frame>
        <draw:frame draw:style-name="gr29" draw:text-style-name="P10" draw:layer="layout" svg:width="2.319cm" svg:height="0.806cm" svg:x="12.926cm" svg:y="5.801cm">
          <draw:text-box>
            <text:p><text:span text:style-name="T3">file_</text:span><text:span text:style-name="T4">field</text:span></text:p>
          </draw:text-box>
        </draw:frame>
        <draw:frame draw:style-name="gr30" draw:text-style-name="P10" draw:layer="layout" svg:width="1.908cm" svg:height="1.001cm" svg:x="15.893cm" svg:y="5.804cm">
          <draw:text-box>
            <text:p><text:span text:style-name="T4">blob</text:span></text:p>
          </draw:text-box>
        </draw:frame>
        <draw:frame draw:style-name="gr26" draw:text-style-name="P6" draw:layer="layout" svg:width="1.822cm" svg:height="0.797cm" svg:x="11.074cm" svg:y="5.843cm">
          <draw:text-box>
            <text:p><text:span text:style-name="T4">NULL</text:span></text:p>
          </draw:text-box>
        </draw:frame>
        <draw:frame draw:style-name="gr31" draw:text-style-name="P6" draw:layer="layout" svg:width="1.466cm" svg:height="0.806cm" svg:x="13.24cm" svg:y="6.713cm">
          <draw:text-box>
            <text:p><text:span text:style-name="T4">user</text:span></text:p>
          </draw:text-box>
        </draw:frame>
        <draw:line draw:style-name="gr32" draw:text-style-name="P1" draw:layer="layout" svg:x1="2.079cm" svg:y1="4.271cm" svg:x2="1.285cm" svg:y2="4.271cm">
          <text:p/>
        </draw:line>
        <draw:line draw:style-name="gr33" draw:text-style-name="P1" draw:layer="layout" svg:x1="1.285cm" svg:y1="4.271cm" svg:x2="1.285cm" svg:y2="11.982cm">
          <text:p/>
        </draw:line>
        <draw:line draw:style-name="gr33" draw:text-style-name="P1" draw:layer="layout" svg:x1="1.25cm" svg:y1="13.25cm" svg:x2="10.076cm" svg:y2="13.25cm">
          <text:p/>
        </draw:line>
        <draw:frame draw:style-name="gr34" draw:text-style-name="P6" draw:layer="layout" svg:width="1.025cm" svg:height="0.797cm" svg:x="15.857cm" svg:y="3.875cm">
          <draw:text-box>
            <text:p><text:span text:style-name="T4">int</text:span></text:p>
          </draw:text-box>
        </draw:frame>
        <draw:frame draw:style-name="gr35" draw:text-style-name="P6" draw:layer="layout" svg:width="1.025cm" svg:height="0.801cm" svg:x="16.975cm" svg:y="10.949cm">
          <draw:text-box>
            <text:p><text:span text:style-name="T4">int</text:span></text:p>
          </draw:text-box>
        </draw:frame>
        <draw:frame draw:style-name="gr36" draw:text-style-name="P6" draw:layer="layout" svg:width="2.978cm" svg:height="0.801cm" svg:x="13.772cm" svg:y="11.949cm">
          <draw:text-box>
            <text:p><text:span text:style-name="T4">group_name</text:span></text:p>
          </draw:text-box>
        </draw:frame>
        <draw:frame draw:style-name="gr37" draw:text-style-name="P6" draw:layer="layout" svg:width="1.135cm" svg:height="0.857cm" svg:x="11.863cm" svg:y="10.936cm">
          <draw:text-box>
            <text:p><text:span text:style-name="T4">PK</text:span></text:p>
          </draw:text-box>
        </draw:frame>
        <draw:frame draw:style-name="gr38" draw:text-style-name="P6" draw:layer="layout" svg:width="2.29cm" svg:height="0.8cm" svg:x="14cm" svg:y="10.95cm">
          <draw:text-box>
            <text:p><text:span text:style-name="T4">group_id</text:span></text:p>
          </draw:text-box>
        </draw:frame>
        <draw:g draw:style-name="gr3">
          <draw:custom-shape draw:style-name="gr39" draw:text-style-name="P1" draw:layer="layout" svg:width="2.994cm" svg:height="2.984cm" svg:x="13.717cm" svg:y="11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6.696cm" svg:height="0.559cm" svg:x="11.5cm" svg:y="10.5cm">
            <text:p text:style-name="P11"><text:span text:style-name="T4">Group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2.144cm" svg:height="2.959cm" svg:x="11.549cm" svg:y="11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" draw:layer="layout" svg:width="1.532cm" svg:height="2.996cm" svg:x="16.687cm" svg:y="11.034cm">
            <text:p/>
            <draw:enhanced-geometry svg:viewBox="0 0 21600 21600" draw:type="rectangle" draw:enhanced-path="M 0 0 L 21600 0 21600 21600 0 21600 0 0 Z N"/>
          </draw:custom-shape>
        </draw:g>
        <draw:frame draw:style-name="gr43" draw:text-style-name="P10" draw:layer="layout" svg:width="1.5cm" svg:height="1cm" svg:x="16.75cm" svg:y="12cm">
          <draw:text-box>
            <text:p><text:span text:style-name="T3">text</text:span></text:p>
          </draw:text-box>
        </draw:frame>
        <draw:custom-shape draw:style-name="gr44" draw:text-style-name="P1" draw:layer="layout" svg:width="5.897cm" svg:height="1.02cm" svg:x="3.76cm" svg:y="14.439cm">
          <text:p/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3.569cm" svg:height="0.797cm" svg:x="5cm" svg:y="14.5cm">
          <draw:text-box>
            <text:p><text:span text:style-name="T4">Authorization</text:span></text:p>
          </draw:text-box>
        </draw:frame>
        <draw:custom-shape draw:style-name="gr46" draw:text-style-name="P13" draw:layer="layout" svg:width="1.002cm" svg:height="2.772cm" svg:x="3.779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3.441cm" svg:height="2.811cm" svg:x="4.799cm" svg:y="15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3.349cm" svg:height="0.797cm" svg:x="4.874cm" svg:y="15.667cm">
          <draw:text-box>
            <text:p><text:span text:style-name="T4">number phone</text:span></text:p>
          </draw:text-box>
        </draw:frame>
        <draw:frame draw:style-name="gr49" draw:text-style-name="P6" draw:layer="layout" svg:width="1.382cm" svg:height="0.797cm" svg:x="4.932cm" svg:y="16.462cm">
          <draw:text-box>
            <text:p><text:span text:style-name="T4">mail</text:span></text:p>
          </draw:text-box>
        </draw:frame>
        <draw:frame draw:style-name="gr50" draw:text-style-name="P6" draw:layer="layout" svg:width="1.327cm" svg:height="0.797cm" svg:x="4.933cm" svg:y="17.31cm">
          <draw:text-box>
            <text:p><text:span text:style-name="T4">user</text:span></text:p>
          </draw:text-box>
        </draw:frame>
        <draw:frame draw:style-name="gr51" draw:text-style-name="P6" draw:layer="layout" svg:width="1.135cm" svg:height="0.806cm" svg:x="3.647cm" svg:y="17.311cm">
          <draw:text-box>
            <text:p><text:span text:style-name="T4">FK</text:span></text:p>
          </draw:text-box>
        </draw:frame>
        <draw:custom-shape draw:style-name="gr52" draw:text-style-name="P1" draw:layer="layout" svg:width="1.361cm" svg:height="2.81cm" svg:x="8.277cm" svg:y="1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6" draw:layer="layout" svg:width="1.025cm" svg:height="0.797cm" svg:x="8.316cm" svg:y="15.685cm">
          <draw:text-box>
            <text:p><text:span text:style-name="T4">int</text:span></text:p>
          </draw:text-box>
        </draw:frame>
        <draw:frame draw:style-name="gr10" draw:text-style-name="P6" draw:layer="layout" svg:width="1.245cm" svg:height="0.797cm" svg:x="8.296cm" svg:y="16.631cm">
          <draw:text-box>
            <text:p><text:span text:style-name="T4">text</text:span></text:p>
          </draw:text-box>
        </draw:frame>
        <draw:frame draw:style-name="gr53" draw:text-style-name="P6" draw:layer="layout" svg:width="1.025cm" svg:height="0.797cm" svg:x="8.298cm" svg:y="17.387cm">
          <draw:text-box>
            <text:p><text:span text:style-name="T4">int</text:span></text:p>
          </draw:text-box>
        </draw:frame>
        <draw:line draw:style-name="gr33" draw:text-style-name="P1" draw:layer="layout" svg:x1="3.759cm" svg:y1="17.746cm" svg:x2="1.246cm" svg:y2="17.746cm">
          <text:p/>
        </draw:line>
        <draw:frame draw:style-name="gr54" draw:text-style-name="P6" draw:layer="layout" svg:width="1.349cm" svg:height="0.904cm" svg:x="3.723cm" svg:y="15.63cm">
          <draw:text-box>
            <text:p><text:span text:style-name="T4">PK</text:span></text:p>
          </draw:text-box>
        </draw:frame>
        <draw:line draw:style-name="gr33" draw:text-style-name="P1" draw:layer="layout" svg:x1="1.28cm" svg:y1="11.96cm" svg:x2="1.22cm" svg:y2="17.76cm">
          <text:p/>
        </draw:line>
        <draw:frame draw:style-name="gr21" draw:text-style-name="P6" draw:layer="layout" svg:width="1.135cm" svg:height="0.797cm" svg:x="2.268cm" svg:y="7.749cm">
          <draw:text-box>
            <text:p><text:span text:style-name="T4">FK</text:span></text:p>
          </draw:text-box>
        </draw:frame>
        <draw:line draw:style-name="gr55" draw:text-style-name="P1" draw:layer="layout" svg:x1="3.798cm" svg:y1="16.027cm" svg:x2="1.53cm" svg:y2="16.008cm">
          <text:p/>
        </draw:line>
        <draw:line draw:style-name="gr55" draw:text-style-name="P1" draw:layer="layout" svg:x1="2.06cm" svg:y1="8.221cm" svg:x2="1.549cm" svg:y2="8.221cm">
          <text:p/>
        </draw:line>
        <draw:line draw:style-name="gr33" draw:text-style-name="P1" draw:layer="layout" svg:x1="1.549cm" svg:y1="16.008cm" svg:x2="1.568cm" svg:y2="8.183cm">
          <text:p/>
        </draw:line>
        <draw:frame draw:style-name="gr21" draw:text-style-name="P6" draw:layer="layout" svg:width="1.135cm" svg:height="0.797cm" svg:x="11.331cm" svg:y="6.719cm">
          <draw:text-box>
            <text:p><text:span text:style-name="T4">FK</text:span></text:p>
          </draw:text-box>
        </draw:frame>
        <draw:frame draw:style-name="gr34" draw:text-style-name="P6" draw:layer="layout" svg:width="1.025cm" svg:height="0.797cm" svg:x="16.004cm" svg:y="6.787cm">
          <draw:text-box>
            <text:p><text:span text:style-name="T4">int</text:span></text:p>
          </draw:text-box>
        </draw:frame>
        <draw:frame draw:style-name="gr10" draw:text-style-name="P6" draw:layer="layout" svg:width="1.245cm" svg:height="0.797cm" svg:x="15.939cm" svg:y="4.725cm">
          <draw:text-box>
            <text:p><text:span text:style-name="T4">text</text:span></text:p>
          </draw:text-box>
        </draw:frame>
        <draw:frame draw:style-name="gr26" draw:text-style-name="P6" draw:layer="layout" svg:width="1.822cm" svg:height="0.797cm" svg:x="11.021cm" svg:y="4.693cm">
          <draw:text-box>
            <text:p><text:span text:style-name="T4">NULL</text:span></text:p>
          </draw:text-box>
        </draw:frame>
        <draw:frame draw:style-name="gr26" draw:text-style-name="P6" draw:layer="layout" svg:width="1.822cm" svg:height="0.797cm" svg:x="11.678cm" svg:y="12cm">
          <draw:text-box>
            <text:p><text:span text:style-name="T4">NULL</text:span></text:p>
          </draw:text-box>
        </draw:frame>
        <draw:line draw:style-name="gr33" draw:text-style-name="P1" draw:layer="layout" svg:x1="10.1cm" svg:y1="12.77cm" svg:x2="10.1cm" svg:y2="7.15cm">
          <text:p/>
        </draw:line>
        <draw:line draw:style-name="gr56" draw:text-style-name="P1" draw:layer="layout" svg:x1="10.1cm" svg:y1="7.15cm" svg:x2="11.25cm" svg:y2="7.15cm">
          <text:p/>
        </draw:line>
        <draw:frame draw:style-name="gr26" draw:text-style-name="P6" draw:layer="layout" svg:width="1.822cm" svg:height="0.797cm" svg:x="11.021cm" svg:y="4.694cm">
          <draw:text-box>
            <text:p><text:span text:style-name="T4">NULL</text:span></text:p>
          </draw:text-box>
        </draw:frame>
        <draw:frame draw:style-name="gr49" draw:text-style-name="P6" draw:layer="layout" svg:width="1.382cm" svg:height="0.797cm" svg:x="4.118cm" svg:y="8.703cm">
          <draw:text-box>
            <text:p><text:span text:style-name="T4">mail</text:span></text:p>
          </draw:text-box>
        </draw:frame>
        <draw:frame draw:style-name="gr21" draw:text-style-name="P6" draw:layer="layout" svg:width="1.135cm" svg:height="0.797cm" svg:x="2.25cm" svg:y="8.75cm">
          <draw:text-box>
            <text:p><text:span text:style-name="T4">FK</text:span></text:p>
          </draw:text-box>
        </draw:frame>
        <draw:frame draw:style-name="gr10" draw:text-style-name="P6" draw:layer="layout" svg:width="1.245cm" svg:height="0.797cm" svg:x="7.255cm" svg:y="8.953cm">
          <draw:text-box>
            <text:p text:style-name="P2"><text:span text:style-name="T4">text</text:span></text:p>
          </draw:text-box>
        </draw:frame>
        <draw:frame draw:style-name="gr54" draw:text-style-name="P6" draw:layer="layout" svg:width="1.349cm" svg:height="0.904cm" svg:x="3.651cm" svg:y="16.5cm">
          <draw:text-box>
            <text:p><text:span text:style-name="T4">PK</text:span></text:p>
          </draw:text-box>
        </draw:frame>
        <draw:line draw:style-name="gr32" draw:text-style-name="P1" draw:layer="layout" svg:x1="3.75cm" svg:y1="16.9cm" svg:x2="1.5cm" svg:y2="16.9cm">
          <text:p/>
        </draw:line>
        <draw:line draw:style-name="gr33" draw:text-style-name="P1" draw:layer="layout" svg:x1="1.55cm" svg:y1="16.9cm" svg:x2="1.55cm" svg:y2="15.9cm">
          <text:p/>
        </draw:line>
        <draw:line draw:style-name="gr57" draw:text-style-name="P1" draw:layer="layout" svg:x1="1.55cm" svg:y1="9.4cm" svg:x2="2.05cm" svg:y2="9.4cm">
          <text:p/>
        </draw:line>
        <draw:line draw:style-name="gr32" draw:text-style-name="P1" draw:layer="layout" svg:x1="11.23cm" svg:y1="4.25cm" svg:x2="10.1cm" svg:y2="4.25cm">
          <text:p/>
        </draw:line>
        <draw:line draw:style-name="gr33" draw:text-style-name="P1" draw:layer="layout" svg:x1="10.1cm" svg:y1="4.25cm" svg:x2="10.1cm" svg:y2="13.27cm">
          <text:p/>
        </draw:line>
        <draw:line draw:style-name="gr55" draw:text-style-name="P1" draw:layer="layout" svg:x1="11.55cm" svg:y1="11.45cm" svg:x2="10.1cm" svg:y2="11.45cm">
          <text:p/>
        </draw:line>
        <draw:frame draw:style-name="gr58" draw:text-style-name="P6" draw:layer="layout" svg:width="1.313cm" svg:height="0.962cm" svg:x="11.25cm" svg:y="7.538cm">
          <draw:text-box>
            <text:p><text:span text:style-name="T4">FK</text:span></text:p>
          </draw:text-box>
        </draw:frame>
        <draw:frame draw:style-name="gr59" draw:text-style-name="P6" draw:layer="layout" svg:width="1.769cm" svg:height="0.806cm" svg:x="13.231cm" svg:y="7.444cm">
          <draw:text-box>
            <text:p><text:span text:style-name="T4">group</text:span></text:p>
          </draw:text-box>
        </draw:frame>
        <draw:frame draw:style-name="gr60" draw:text-style-name="P6" draw:layer="layout" svg:width="1.025cm" svg:height="0.806cm" svg:x="16cm" svg:y="7.5cm">
          <draw:text-box>
            <text:p><text:span text:style-name="T4">int</text:span></text:p>
          </draw:text-box>
        </draw:frame>
        <draw:frame draw:style-name="gr61" draw:text-style-name="P6" draw:layer="layout" svg:width="1.823cm" svg:height="0.806cm" svg:x="4.25cm" svg:y="11.694cm">
          <draw:text-box>
            <text:p><text:span text:style-name="T4">status</text:span></text:p>
          </draw:text-box>
        </draw:frame>
        <draw:frame draw:style-name="gr62" draw:text-style-name="P10" draw:layer="layout" svg:width="1.025cm" svg:height="1cm" svg:x="7.225cm" svg:y="11.5cm">
          <draw:text-box>
            <text:p><text:span text:style-name="T3">int</text:span></text:p>
          </draw:text-box>
        </draw:frame>
        <draw:line draw:style-name="gr63" draw:text-style-name="P1" draw:layer="layout" svg:x1="10.1cm" svg:y1="8cm" svg:x2="11.25cm" svg:y2="8cm">
          <text:p/>
        </draw:line>
        <draw:frame draw:style-name="gr62" draw:text-style-name="P14" draw:layer="layout" svg:width="1.486cm" svg:height="1cm" svg:x="13.264cm" svg:y="8.25cm">
          <draw:text-box>
            <text:p><text:span text:style-name="T4">data</text:span><text:span text:style-name="T7"> </text:span></text:p>
          </draw:text-box>
        </draw:frame>
        <draw:frame draw:style-name="gr10" draw:text-style-name="P6" draw:layer="layout" svg:width="1.245cm" svg:height="0.797cm" svg:x="16cm" svg:y="8.25cm">
          <draw:text-box>
            <text:p><text:span text:style-name="T4">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Стили_20_стрелок_20_2" draw:display-name="Стили стрелок 2" svg:viewBox="0 0 3000 3200" svg:d="M1500 3200h1500v-200h-3000v200zM1500 3000l1500-2789v-211h-114l-1286 2392v-2392h-200v2392l-1286-2392h-114v21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6T14:12:05.499136100</meta:creation-date>
    <dc:date>2026-03-30T18:03:55.703311600</dc:date>
    <meta:editing-duration>PT5H15M59S</meta:editing-duration>
    <meta:editing-cycles>26</meta:editing-cycles>
    <meta:generator>LibreOffice/25.8.2.2$Windows_x86 LibreOffice_project/d401f2107ccab8f924a8e2df40f573aab7605b6f</meta:generator>
    <meta:document-statistic meta:object-count="95"/>
  </office:meta>
</office:document-meta>
</file>